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30%"/>
      <style:text-properties style:font-name="TakaoPGothic" fo:font-size="12pt" style:text-underline-style="none" fo:background-color="#ffffff" style:font-size-asian="12pt" style:font-name-complex="Times New Roman" style:font-size-complex="12pt"/>
    </style:style>
    <style:style style:name="P2" style:family="paragraph" style:parent-style-name="Standard">
      <style:paragraph-properties fo:line-height="130%" fo:text-align="center" style:justify-single-word="false"/>
      <style:text-properties style:font-name="TakaoPGothic" fo:font-size="12pt" fo:background-color="#ffffff" style:font-size-asian="12pt" style:font-size-complex="12pt"/>
    </style:style>
    <style:style style:name="P3" style:family="paragraph" style:parent-style-name="Standard">
      <style:paragraph-properties fo:line-height="130%" fo:text-align="end" style:justify-single-word="false"/>
      <style:text-properties style:font-name="TakaoPGothic" fo:font-size="12pt" fo:font-weight="bold" fo:background-color="#ffffff" style:font-size-asian="12pt" style:font-weight-asian="bold" style:font-name-complex="Times New Roman" style:font-size-complex="12pt" style:font-weight-complex="bold"/>
    </style:style>
    <style:style style:name="P4" style:family="paragraph" style:parent-style-name="Standard">
      <style:paragraph-properties fo:line-height="130%"/>
      <style:text-properties officeooo:paragraph-rsid="001e6a36"/>
    </style:style>
    <style:style style:name="P5" style:family="paragraph" style:parent-style-name="Standard">
      <style:paragraph-properties fo:margin-left="3.799cm" fo:margin-right="0cm" fo:line-height="130%" fo:text-align="start" style:justify-single-word="false" fo:orphans="2" fo:widows="2" fo:text-indent="-3.799cm" style:auto-text-indent="false" style:writing-mode="lr-tb"/>
    </style:style>
    <style:style style:name="P6" style:family="paragraph" style:parent-style-name="Standard">
      <style:paragraph-properties fo:margin-left="0.751cm" fo:margin-right="0cm" fo:margin-top="0cm" fo:margin-bottom="0.199cm" loext:contextual-spacing="false" fo:line-height="130%" fo:text-align="center" style:justify-single-word="false" fo:text-indent="0cm" style:auto-text-indent="false"/>
      <style:text-properties style:font-name="TakaoPGothic" fo:font-size="12pt" fo:background-color="#ffffff" style:font-size-asian="12pt" style:font-size-complex="12pt"/>
    </style:style>
    <style:style style:name="P7"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8"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background-color="#ffffff" style:font-size-asian="12pt" style:font-name-complex="Times New Roman" style:font-size-complex="12pt"/>
    </style:style>
    <style:style style:name="P9" style:family="paragraph" style:parent-style-name="Standard">
      <style:paragraph-properties fo:margin-left="0.751cm" fo:margin-right="0cm" fo:margin-top="0cm" fo:margin-bottom="0cm" loext:contextual-spacing="false"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font-weight-complex="bold"/>
    </style:style>
    <style:style style:name="P10" style:family="paragraph" style:parent-style-name="Standard">
      <style:paragraph-properties fo:margin-left="0.751cm" fo:margin-right="0cm"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11" style:family="paragraph" style:parent-style-name="Standard">
      <style:paragraph-properties fo:line-height="130%" fo:text-align="center" style:justify-single-word="false" fo:keep-with-next="always"/>
    </style:style>
    <style:style style:name="P12" style:family="paragraph" style:parent-style-name="Standard">
      <style:paragraph-properties fo:margin-top="0cm" fo:margin-bottom="0.199cm" loext:contextual-spacing="false" fo:line-height="130%"/>
      <style:text-properties style:font-name="TakaoPGothic" fo:font-size="12pt" fo:background-color="#ffffff" style:font-size-asian="12pt" style:font-size-complex="12pt"/>
    </style:style>
    <style:style style:name="P13" style:family="paragraph" style:parent-style-name="Standard">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4" style:family="paragraph" style:parent-style-name="Default">
      <style:paragraph-properties fo:margin-top="0cm" fo:margin-bottom="0.199cm" loext:contextual-spacing="false" fo:line-height="130%" fo:text-align="justify" style:justify-single-word="false"/>
    </style:style>
    <style:style style:name="P15" style:family="paragraph" style:parent-style-name="Default">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6" style:family="paragraph" style:parent-style-name="Standard">
      <style:paragraph-properties fo:margin-top="0cm" fo:margin-bottom="0.199cm" loext:contextual-spacing="false" fo:line-height="130%" fo:keep-with-next="always"/>
      <style:text-properties style:font-name="TakaoPGothic" fo:font-size="12pt" fo:background-color="#ffffff" style:font-size-asian="12pt" style:font-name-complex="Times New Roman" style:font-size-complex="12pt"/>
    </style:style>
    <style:style style:name="P17" style:family="paragraph" style:parent-style-name="List_20_Paragraph">
      <style:paragraph-properties fo:line-height="130%" fo:text-align="justify" style:justify-single-word="false"/>
      <style:text-properties style:font-name="TakaoPGothic" fo:font-size="12pt" fo:background-color="#ffffff" style:font-size-asian="12pt" style:font-size-complex="12pt"/>
    </style:style>
    <style:style style:name="P18" style:family="paragraph" style:parent-style-name="No_20_Spacing">
      <style:paragraph-properties fo:line-height="130%"/>
    </style:style>
    <style:style style:name="P19" style:family="paragraph" style:parent-style-name="No_20_Spacing">
      <style:paragraph-properties fo:line-height="130%"/>
      <style:text-properties officeooo:paragraph-rsid="001ccc6f"/>
    </style:style>
    <style:style style:name="P20"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21"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 style:font-size-complex="12pt"/>
    </style:style>
    <style:style style:name="P22" style:family="paragraph" style:parent-style-name="No_20_Spacing">
      <style:paragraph-properties fo:line-height="130%" fo:text-align="start" style:justify-single-word="false"/>
      <style:text-properties style:font-name="TakaoPGothic" fo:font-size="12pt" fo:background-color="#ffffff" style:font-size-asian="12pt" style:font-name-complex="Times New Roman" style:font-size-complex="12pt"/>
    </style:style>
    <style:style style:name="P23" style:family="paragraph" style:parent-style-name="No_20_Spacing">
      <style:paragraph-properties fo:line-height="130%" fo:text-align="end" style:justify-single-word="false"/>
      <style:text-properties style:font-name="TakaoPGothic" fo:font-size="12pt" fo:background-color="#ffffff" style:font-size-asian="12pt" style:font-size-complex="12pt"/>
    </style:style>
    <style:style style:name="P24" style:family="paragraph" style:parent-style-name="No_20_Spacing">
      <style:paragraph-properties fo:line-height="130%"/>
      <style:text-properties style:font-name="TakaoPGothic" fo:font-size="12pt" officeooo:paragraph-rsid="00194200" fo:background-color="#ffffff" style:font-size-asian="12pt" style:font-size-complex="12pt"/>
    </style:style>
    <style:style style:name="P25" style:family="paragraph" style:parent-style-name="No_20_Spacing">
      <style:paragraph-properties fo:line-height="130%"/>
      <style:text-properties style:font-name="TakaoPGothic" fo:font-size="12pt" fo:font-weight="bold" fo:background-color="#ffffff" style:font-size-asian="12pt" style:font-weight-asian="bold" style:font-name-complex="Times New Roman" style:font-size-complex="12pt" style:font-weight-complex="bold"/>
    </style:style>
    <style:style style:name="P26" style:family="paragraph" style:parent-style-name="No_20_Spacing">
      <style:paragraph-properties fo:margin-left="5.251cm" fo:margin-right="0cm" fo:line-height="130%" fo:text-indent="0cm" style:auto-text-indent="false"/>
      <style:text-properties style:font-name="TakaoPGothic" fo:font-size="12pt" fo:background-color="#ffffff" style:font-size-asian="12pt" style:font-name-complex="Times New Roman" style:font-size-complex="12pt"/>
    </style:style>
    <style:style style:name="P27" style:family="paragraph" style:parent-style-name="No_20_Spacing">
      <style:paragraph-properties fo:margin-left="5.251cm" fo:margin-right="0cm" fo:line-height="130%"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28" style:family="paragraph" style:parent-style-name="Standard">
      <style:paragraph-properties fo:line-height="130%" fo:text-align="center" style:justify-single-word="false" fo:break-before="page"/>
      <style:text-properties style:font-name="TakaoPGothic" fo:font-size="12pt" fo:font-weight="bold" fo:background-color="#ffffff" style:font-size-asian="12pt" style:font-weight-asian="bold" style:font-name-complex="Times New Roman" style:font-size-complex="12pt"/>
    </style:style>
    <style:style style:name="P29" style:family="paragraph" style:parent-style-name="No_20_Spacing">
      <style:paragraph-properties fo:margin-left="0cm" fo:margin-right="0cm" fo:line-height="130%" fo:text-indent="0cm" style:auto-text-indent="false"/>
      <style:text-properties style:font-name="TakaoPGothic" fo:font-size="12pt" fo:background-color="#ffffff" style:font-size-asian="12pt" style:font-name-complex="Times New Roman" style:font-size-complex="12pt"/>
    </style:style>
    <style:style style:name="P30" style:family="paragraph" style:parent-style-name="No_20_Spacing">
      <style:paragraph-properties fo:margin-left="0cm" fo:margin-right="0cm" fo:line-height="130%" fo:text-indent="0cm" style:auto-text-indent="false"/>
      <style:text-properties style:font-name="TakaoPGothic" fo:font-size="12pt" officeooo:paragraph-rsid="001ccc6f" fo:background-color="#ffffff" style:font-size-asian="12pt" style:font-name-complex="Times New Roman" style:font-size-complex="12pt"/>
    </style:style>
    <style:style style:name="P31" style:family="paragraph" style:parent-style-name="List_20_Paragraph">
      <style:paragraph-properties fo:margin-left="0.635cm" fo:margin-right="0cm" fo:margin-top="0cm" fo:margin-bottom="0.199cm" loext:contextual-spacing="false" fo:line-height="130%" fo:text-indent="0cm" style:auto-text-indent="false"/>
      <style:text-properties style:font-name="TakaoPGothic" fo:font-size="12pt" fo:background-color="#ffffff" style:font-size-asian="12pt" style:font-name-complex="Times New Roman" style:font-size-complex="12pt"/>
    </style:style>
    <style:style style:name="P32" style:family="paragraph" style:parent-style-name="Default" style:list-style-name="WWNum1">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33" style:family="paragraph" style:parent-style-name="Default" style:list-style-name="WWNum2">
      <style:paragraph-properties fo:margin-left="0.751cm" fo:margin-right="0cm" fo:margin-top="0cm" fo:margin-bottom="0.199cm" loext:contextual-spacing="false" fo:line-height="130%" fo:text-align="justify" style:justify-single-word="false" fo:text-indent="-0.635cm" style:auto-text-indent="false"/>
      <style:text-properties style:font-name="TakaoPGothic" fo:font-size="12pt" fo:background-color="#ffffff" style:font-size-asian="12pt" style:font-name-complex="Times New Roman" style:font-size-complex="12pt"/>
    </style:style>
    <style:style style:name="P34" style:family="paragraph" style:parent-style-name="Default" style:list-style-name="WWNum2">
      <style:paragraph-properties fo:margin-left="0.7cm" fo:margin-right="0cm" fo:margin-top="0cm" fo:margin-bottom="0.199cm" loext:contextual-spacing="fals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35" style:family="paragraph" style:parent-style-name="No_20_Spacing" style:master-page-name="Standard">
      <style:paragraph-properties fo:line-height="130%" style:page-number="auto"/>
      <style:text-properties style:font-name="TakaoPGothic" fo:font-size="12pt" fo:font-weight="bold" fo:background-color="#ffffff" style:font-size-asian="12pt" style:font-weight-asian="bold" style:font-name-complex="Times New Roman" style:font-size-complex="12pt"/>
    </style:style>
    <style:style style:name="P36" style:family="paragraph" style:parent-style-name="List_20_Paragraph" style:list-style-name="WWNum3">
      <style:paragraph-properties fo:margin-left="1.101cm" fo:margin-right="0cm" fo:margin-top="0cm" fo:margin-bottom="0.199cm" loext:contextual-spacing="false" fo:line-height="130%" fo:text-align="justify" style:justify-single-word="false" fo:orphans="2" fo:widows="2" fo:text-indent="-0.635cm" style:auto-text-indent="false" style:writing-mode="lr-tb"/>
    </style:style>
    <style:style style:name="P37"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38"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style>
    <style:style style:name="P39"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fo:keep-with-next="always" style:writing-mode="lr-tb"/>
      <style:text-properties style:font-name="TakaoPGothic" fo:font-size="12pt" fo:background-color="#ffffff" style:font-size-asian="12pt" style:font-name-complex="Times New Roman" style:font-size-complex="12pt"/>
    </style:style>
    <style:style style:name="P40"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size-complex="12pt"/>
    </style:style>
    <style:style style:name="P41"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name-complex="Times New Roman" style:font-size-complex="12pt"/>
    </style:style>
    <style:style style:name="T1" style:family="text">
      <style:text-properties style:font-name="TakaoPGothic" fo:font-size="12pt" fo:font-weight="bold" fo:background-color="#ffffff" loext:char-shading-value="0" style:font-size-asian="12pt" style:font-weight-asian="bold" style:font-name-complex="Times New Roman" style:font-size-complex="12pt"/>
    </style:style>
    <style:style style:name="T2" style:family="text">
      <style:text-properties style:font-name="TakaoPGothic" fo:font-size="12pt" fo:font-weight="bold" fo:background-color="#ffffff" loext:char-shading-value="0" style:font-size-asian="12pt" style:font-weight-asian="bold" style:font-name-complex="Times New Roman" style:font-size-complex="12pt" style:font-weight-complex="bold"/>
    </style:style>
    <style:style style:name="T3" style:family="text">
      <style:text-properties style:font-name="TakaoPGothic" fo:font-size="12pt" fo:font-weight="bold" officeooo:rsid="001ccc6f" fo:background-color="#ffffff" loext:char-shading-value="0" style:font-size-asian="12pt" style:font-weight-asian="bold" style:font-name-complex="Times New Roman" style:font-size-complex="12pt"/>
    </style:style>
    <style:style style:name="T4" style:family="text">
      <style:text-properties style:font-name="TakaoPGothic" fo:font-size="12pt" fo:font-weight="bold" officeooo:rsid="001ccc6f" fo:background-color="#ffffff" loext:char-shading-value="0" style:font-size-asian="12pt" style:font-weight-asian="bold" style:font-name-complex="Times New Roman" style:font-size-complex="12pt" style:font-weight-complex="normal"/>
    </style:style>
    <style:style style:name="T5" style:family="text">
      <style:text-properties style:font-name="TakaoPGothic" fo:font-size="12pt" fo:background-color="#ffffff" loext:char-shading-value="0" style:font-size-asian="12pt" style:font-name-complex="Times New Roman" style:font-size-complex="12pt"/>
    </style:style>
    <style:style style:name="T6" style:family="text">
      <style:text-properties style:font-name="TakaoPGothic" fo:font-size="12pt" officeooo:rsid="0021d2da" fo:background-color="#ffffff" loext:char-shading-value="0" style:font-size-asian="12pt" style:font-name-complex="Times New Roman" style:font-size-complex="12pt"/>
    </style:style>
    <style:style style:name="T7" style:family="text">
      <style:text-properties style:font-name="TakaoPGothic" fo:font-size="12pt" fo:font-weight="normal" fo:background-color="#ffffff" loext:char-shading-value="0" style:font-size-asian="12pt" style:font-weight-asian="normal" style:font-name-complex="Times New Roman" style:font-size-complex="12pt" style:font-weight-complex="normal"/>
    </style:style>
    <style:style style:name="T8" style:family="text">
      <style:text-properties style:font-name="TakaoPGothic" fo:font-size="12pt" fo:font-weight="normal" officeooo:rsid="00194200" fo:background-color="#ffffff" loext:char-shading-value="0" style:font-size-asian="12pt" style:font-weight-asian="normal" style:font-name-complex="Times New Roman" style:font-size-complex="12pt" style:font-weight-complex="normal"/>
    </style:style>
    <style:style style:name="T9" style:family="text">
      <style:text-properties style:font-name="TakaoPGothic" fo:font-size="12pt" fo:font-weight="normal" officeooo:rsid="001ccc6f" fo:background-color="#ffffff" loext:char-shading-value="0" style:font-size-asian="12pt" style:font-weight-asian="normal" style:font-name-complex="Times New Roman" style:font-size-complex="12pt" style:font-weight-complex="normal"/>
    </style:style>
    <style:style style:name="T10" style:family="text">
      <style:text-properties style:font-name="TakaoPGothic" fo:font-size="12pt" fo:font-weight="normal" officeooo:rsid="001e6a36" fo:background-color="#ffffff" loext:char-shading-value="0" style:font-size-asian="12pt" style:font-weight-asian="normal" style:font-name-complex="Times New Roman" style:font-size-complex="12pt" style:font-weight-complex="normal"/>
    </style:style>
    <style:style style:name="T11" style:family="text">
      <style:text-properties style:font-name="TakaoPGothic" fo:font-size="12pt" fo:font-weight="normal" fo:background-color="#ffffff" loext:char-shading-value="0" style:font-size-asian="12pt" style:font-weight-asian="normal" style:font-size-complex="12pt" style:font-weight-complex="normal"/>
    </style:style>
    <style:style style:name="T12" style:family="text">
      <style:text-properties style:font-name="TakaoPGothic" fo:font-size="12pt" fo:font-weight="normal" officeooo:rsid="001e6a36" fo:background-color="#ffffff" loext:char-shading-value="0" style:font-size-asian="12pt" style:font-weight-asian="normal" style:font-size-complex="12pt" style:font-weight-complex="normal"/>
    </style:style>
    <style:style style:name="T13" style:family="text">
      <style:text-properties style:font-name="TakaoPGothic" fo:font-size="12pt" fo:font-weight="normal" style:font-size-asian="12pt" style:font-weight-asian="normal" style:font-size-complex="12pt" style:font-weight-complex="normal"/>
    </style:style>
    <style:style style:name="T14" style:family="text">
      <style:text-properties style:font-name="TakaoPGothic" fo:font-size="12pt" style:text-underline-style="none" fo:font-weight="bold" fo:background-color="#ffffff" loext:char-shading-value="0" style:font-size-asian="12pt" style:font-weight-asian="bold" style:font-name-complex="Times New Roman" style:font-size-complex="12pt"/>
    </style:style>
    <style:style style:name="T15" style:family="text">
      <style:text-properties style:font-name="TakaoPGothic" fo:font-size="12pt" style:text-underline-style="none" fo:font-weight="normal" fo:background-color="#ffffff" loext:char-shading-value="0" style:font-size-asian="12pt" style:font-weight-asian="normal" style:font-name-complex="Times New Roman" style:font-size-complex="12pt" style:font-weight-complex="normal"/>
    </style:style>
    <style:style style:name="T16" style:family="text">
      <style:text-properties style:font-name="TakaoPGothic" fo:font-size="12pt" fo:font-style="italic" style:text-underline-style="none" fo:font-weight="normal" fo:background-color="#ffffff" loext:char-shading-value="0" style:font-size-asian="12pt" style:font-style-asian="italic" style:font-weight-asian="normal" style:font-name-complex="Times New Roman" style:font-size-complex="12pt" style:font-style-complex="italic" style:font-weight-complex="normal"/>
    </style:style>
    <style:style style:name="T17" style:family="text">
      <style:text-properties style:font-name="TakaoPGothic" fo:font-size="12pt" fo:font-style="italic" fo:background-color="#ffffff" loext:char-shading-value="0" style:font-size-asian="12pt" style:font-style-asian="italic" style:font-name-complex="Times New Roman" style:font-size-complex="12pt" style:font-style-complex="italic"/>
    </style:style>
    <style:style style:name="T18" style:family="text">
      <style:text-properties style:font-name="TakaoPGothic" fo:font-size="12pt" fo:font-style="normal" style:text-underline-style="none" fo:font-weight="normal" fo:background-color="#ffffff"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akaoPGothic" fo:font-size="12pt" style:font-size-asian="12pt" style:font-size-complex="12pt"/>
    </style:style>
    <style:style style:name="T20" style:family="text">
      <style:text-properties officeooo:rsid="00194200"/>
    </style:style>
    <style:style style:name="T21" style:family="text">
      <style:text-properties officeooo:rsid="001a9984"/>
    </style:style>
    <style:style style:name="T22" style:family="text">
      <style:text-properties officeooo:rsid="001cc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ěstský soud v Praze</text:p>
      <text:p text:style-name="P24">Hybernská 1006/18</text:p>
      <text:p text:style-name="P24">111 21 Praha 1</text:p>
      <text:p text:style-name="P25">ID DS snkabbm</text:p>
      <text:p text:style-name="P21"/>
      <text:p text:style-name="P21"/>
      <text:p text:style-name="P21"/>
      <text:p text:style-name="P21">Praha, <text:span text:style-name="T22">6</text:span>. <text:span text:style-name="T22">3</text:span>. 201<text:span text:style-name="T22">7</text:span></text:p>
      <text:p text:style-name="P21"/>
      <text:p text:style-name="P23"/>
      <text:p text:style-name="P23"/>
      <text:p text:style-name="P22"><text:s/></text:p>
      <text:p text:style-name="P5"><text:span text:style-name="T14">VĚC:<text:tab/>ŽALOBA PROTI ROZHODNUTÍ SPRÁVNÍHO ORGÁNU<text:line-break/></text:span><text:span text:style-name="T15">podle ust. § 65 a násl. zákona č. 150/2002 Sb., soudního řádu správního (s.ř.s.),</text:span><text:span text:style-name="T14"><text:line-break/></text:span><text:span text:style-name="T16">in eventum</text:span><text:span text:style-name="T18"> </text:span><text:span text:style-name="T15">proti nečinnosti správního orgánu</text:span><text:span text:style-name="T14"><text:line-break/></text:span><text:span text:style-name="T15">podle ust. § 79 a násl. s.ř.s.</text:span></text:p>
      <text:p text:style-name="P1"/>
      <text:p text:style-name="P18"><text:span text:style-name="T1">Žalobce:<text:tab/><text:tab/>Adam Zábranský</text:span><text:span text:style-name="T7">, </text:span><text:span text:style-name="T5">nar. 28. 12. 1993</text:span></text:p>
      <text:p text:style-name="P29"><text:tab/><text:tab/><text:tab/>bytem Zbynická 6, 153 00 Praha 16</text:p>
      <text:p text:style-name="P20"/>
      <text:p text:style-name="P18"><text:span text:style-name="T7">zástupce:<text:tab/><text:tab/></text:span><text:span text:style-name="T5">Mgr. Filip Hajný, advokát, ev. č. ČAK 14269</text:span></text:p>
      <text:p text:style-name="P20"><text:tab/><text:tab/><text:tab/>se sídlem Moskevská 532/60, 101 00 Praha 10 - Vršovice</text:p>
      <text:p text:style-name="P20"/>
      <text:p text:style-name="P20"/>
      <text:p text:style-name="P19"><text:span text:style-name="T1">Žalovaná:<text:tab/><text:tab/></text:span><text:span text:style-name="T3">Pražská plynárenská Servis distri</text:span><text:span text:style-name="T4">buce, a.s.</text:span><text:span text:style-name="T7">, IČO: <text:tab/><text:tab/><text:tab/></text:span><text:span text:style-name="T9">471 16 471</text:span></text:p>
      <text:p text:style-name="P30"><text:tab/><text:tab/><text:tab/>se sídlem <text:span text:style-name="T22">U plynárny 1450/2a, Michle, 140 00 Praha 4</text:span></text:p>
      <text:p text:style-name="P26"/>
      <text:p text:style-name="P27"/>
      <text:p text:style-name="P4"><text:span text:style-name="T1">Přílohy:<text:tab/><text:tab/></text:span><text:span text:style-name="T7">1. Plná moc</text:span><text:span text:style-name="T1"><text:line-break/><text:tab/><text:tab/><text:tab/></text:span><text:span text:style-name="T7">2. Žádost o informace ze dne </text:span><text:span text:style-name="T10">29. 4. 2015</text:span><text:span text:style-name="T7"><text:line-break/><text:tab/><text:tab/><text:tab/>3. </text:span><text:span text:style-name="T10">Odmítnutí ze dne 21. 5. 2015</text:span><text:span text:style-name="T11"><text:line-break/><text:tab/><text:tab/><text:tab/>4. </text:span><text:span text:style-name="T12">Odvolání ze dne 15. 6. 2015</text:span><text:span text:style-name="T7"><text:line-break/></text:span><text:span text:style-name="T8"><text:tab/><text:tab/><text:tab/>5. </text:span><text:span text:style-name="T10">Zamítnutí odvolání ze dne 12. 1. 2017</text:span></text:p>
      <text:p text:style-name="P2"/>
      <text:p text:style-name="P28">I. <text:line-break/>Předmět a dosavadní průběh řízení</text:p>
      <text:list xml:id="list1343931256166054546" text:style-name="WWNum3">
        <text:list-item>
          <text:p text:style-name="P36"><text:span text:style-name="T5">Žalobce dne 2</text:span><text:span text:style-name="T6">9. 4.</text:span><text:span text:style-name="T5"> 2015 podal žalované žádost o poskytnutí informací z titulu § 51 odst. 3 písm. c) zákona č. 131/2000 Sb., o hlavním městě Praze (dále jen „</text:span><text:span text:style-name="T2">zákon o HMP</text:span><text:span text:style-name="T5">“) a dále z titulu § 13 zákona č. 106/1999 Sb., o svobodném přístupu k informacím (dále jen „</text:span><text:span text:style-name="T2">InfZ</text:span><text:span text:style-name="T5">“), jíž žádal o poskytnutí následujících informací (dále jen „</text:span><text:span text:style-name="T2">požadované informace</text:span><text:span text:style-name="T5">“):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 (dále jen "</text:span><text:span text:style-name="T2">žádost</text:span><text:span text:style-name="T5">").</text:span></text:p>
        </text:list-item>
        <text:list-item>
          <text:p text:style-name="P36"><text:span text:style-name="T5">Žalovaná na žádost nijak nereagovala. Proto žalobce dne 23. 9. 2015 podal žalované stížnost na postup při vyřizování žádosti o informace podle ust. § 16a odst. 1 písm. b) InfZ (dále jen "</text:span><text:span text:style-name="T2">stížnost</text:span><text:span text:style-name="T5">").</text:span></text:p>
        </text:list-item>
        <text:list-item>
          <text:p text:style-name="P36"><text:span text:style-name="T5">Žalovaná na stížnost odpověděla dopisem ze dne 25. 9. 2015 (dále jen "</text:span><text:span text:style-name="T2">dopis žalované</text:span><text:span text:style-name="T5">"), ve kterém k poskytnutí požadovaných informací nedošlo, a ve kterém žalovaná tvrdí, že veškeré požadované informace jsou veřejně dostupné, což se však nezakládá na pravdě. Žádosti tak ve smyslu ust. § 15 odst. 1 InfZ nebylo vyhověno a dopis žalované je třeba považovat za rozhodnutí o odmítnutí žádosti.</text:span></text:p>
        </text:list-item>
      </text:list>
      <text:p text:style-name="P6"/>
      <text:p text:style-name="P9">II.</text:p>
      <text:p text:style-name="P10">Žalobní body</text:p>
      <text:list xml:id="list175925175411934" text:continue-numbering="true" text:style-name="WWNum3">
        <text:list-item>
          <text:p text:style-name="P37">Zmíněný dopis žalované, který postrádá formální znaky rozhodnutí, je třeba považovat za rozhodnutí podle § 65 s.ř.s. v materiálním smyslu. Podle usnesení Ústavního soudu ze dne 28. 8. 2002, sp. zn. IV ÚS <text:soft-page-break/>233/02 je třeba k pojmu „rozhodnutí“ přistupovat z hlediska jeho obsahu a nikoliv formy. Žalobce se proto domnívá, že jsou naplněny podmínky §<text:span text:style-name="T20"> </text:span>16 odst. 4 InfZ a soud by měl přezkoumat důvody neposkytnutí informací ze strany žalované. Jelikož zde neexistují důvody pro odmítnutí žalobcovy žádosti o informace, měl by soud žalované nařídit poskytnutí požadovaných informací žalobci.</text:p>
        </text:list-item>
      </text:list>
      <text:p text:style-name="P7"/>
      <text:list xml:id="list175924449004739" text:continue-numbering="true" text:style-name="WWNum3">
        <text:list-item>
          <text:p text:style-name="P38"><text:span text:style-name="T5">Žalobce si je dobře vědom skutečnosti, že po formální stránce nebyl naplněn požadavek bezvýsledného vyčerpání opravných prostředků. <text:s/>Žalobce se domnívá, že by bylo zcela nepřiměřené na tomto požadavku v daném případě trvat, neboť povinný orgán, jenž vydal původní rozhodnutí, nad sebou žádný nadřízený orgán nemá, a tak by o odvolání podle § 20 odst. 5 InfZ rozhodoval ten, kdo stojí v čele povinného subjektu, tedy orgán, který vydal původní rozhodnutí. Obdobně viz např. rozsudek Městského soudu v Praze ze dne 30. 1. 2014, č. j. </text:span><text:span text:style-name="T19">9A 17/2010 - 120-126 nebo rozsudek Krajského soudu v Ústí nad Labem ze dne 30. 4. 2014, č. j. </text:span><text:bookmark-start text:name="__DdeLink__184_1162650625"/><text:span text:style-name="T19">15 A 81/2013</text:span><text:bookmark-end text:name="__DdeLink__184_1162650625"/><text:span text:style-name="T19"> - 72.</text:span></text:p>
        </text:list-item>
      </text:list>
      <text:p text:style-name="P8"/>
      <text:list xml:id="list175925415863120" text:continue-numbering="true" text:style-name="WWNum3">
        <text:list-item>
          <text:p text:style-name="P39">Pokud by soud nepovažoval dopis žalované za rozhodnutí v materiálním smyslu, pak by měla být žalované jakožto povinnému subjektu uložena povinnost vyřídit žádost, neboť žalovaná překračuje lhůtu danou ust. § 14 InfZ.</text:p>
        </text:list-item>
      </text:list>
      <text:p text:style-name="P8"/>
      <text:list xml:id="list175923385909182" text:continue-numbering="true" text:style-name="WWNum3">
        <text:list-item>
          <text:p text:style-name="P39">Žalobce by rád upozornil, že na první pohled soukromoprávní povaha žalované akciové společnosti ji nijak nevylučuje z působnosti zákona č. 106/1999 Sb., o svobodném přístupu k informacím. Mezi osoby povinné poskytovat informace ve smyslu tohoto zákona totiž spadají i veřejné instituce (§ 2 odst. 1 InfZ), kam judikatura řadí právě i soukromé společnosti s majetkovou účastí státu či územně samosprávných celků. <text:span text:style-name="T21">Významnou majetkovou účast na žalované má hlavní město Praha, které vlastní 51 % podíl na jejím základním kapitálu - viz přiloženou výroční zprávu žalované za rok 2014.</text:span></text:p>
        </text:list-item>
      </text:list>
      <text:p text:style-name="P8"/>
      <text:list xml:id="list175924378401441" text:continue-numbering="true" text:style-name="WWNum3">
        <text:list-item>
          <text:p text:style-name="P38"><text:span text:style-name="T5">V této souvislosti lze citovat část rozsudku Nejvyššího správního soudu ze dne 29. května 2008, sp. zn. 8 As 57/2006: „</text:span><text:span text:style-name="T17">Právě skutečnost, že obec může v souladu s posledně citovaným ustanovením zakládat pro výkon samostatné působnosti právnické osoby, vede k závěru, že i tyto osoby musí podléhat režimu zákona o svobodném přístupu k informacím. V opačném případě by záleželo </text:span><text:soft-page-break/><text:span text:style-name="T17">pouze na vůli obce, zda vlastním úkonem omezí či zcela vyloučí část své činnosti z kontroly veřejnosti, která je navíc garantována ústavním pořádkem České republiky (článek 17 odst. 5 Listiny základních práv a svobod). Samotná skutečnost, že je druhý žalovaný akciovou společností, tedy osobou soukromého práva založenou podle obchodního zákoníku, jej proto nevylučuje z okruhu povinných osob ve smyslu § 2 odst. 1 zákona o svobodném přístupu k informacím.</text:span><text:span text:style-name="T5">“</text:span></text:p>
        </text:list-item>
      </text:list>
      <text:p text:style-name="P17"/>
      <text:list xml:id="list175924400886835" text:continue-numbering="true" text:style-name="WWNum3">
        <text:list-item>
          <text:p text:style-name="P38"><text:span text:style-name="T5">Nejvyšší správní soud tímto rozsudkem rozvinul dřívější argumentaci soudu ústavního (nález Ústavního soudu ze dne </text:span><text:span text:style-name="T13">24. 1. 2007</text:span><text:span text:style-name="T7">, sp</text:span><text:span text:style-name="T5">. zn. I. ÚS 260/06), který povinnými subjekty ve smyslu zákona o svobodnému přístupu k informacím shledal společnosti s majetkovou účastí státu. </text:span></text:p>
        </text:list-item>
      </text:list>
      <text:p text:style-name="P8"/>
      <text:list xml:id="list175925265990509" text:continue-numbering="true" text:style-name="WWNum3">
        <text:list-item>
          <text:p text:style-name="P37">Ač výše zmíněné platí primárně pro žalovanou mateřskou společnost Pražská energetika Holding, a.s., tak tuto vlastnost pak přirozeně musí mít všechny obchodní společnosti v holdingu, který veřejná instituce řídí, jinak by pojem veřejná instituce nemusel vůbec existovat. K utajení informací před veřejností by totiž stačilo, aby obchodní společnosti ovládané veřejnoprávními subjekty realizovaly veškerou svou činnost skrze své dceřiné a vnukovské společnosti, které by povinnými subjekty dle InfZ nebyly.</text:p>
          <text:p text:style-name="P37"/>
        </text:list-item>
      </text:list>
      <text:p text:style-name="P11"><text:span text:style-name="T2">III.</text:span><text:span text:style-name="T5"><text:line-break/></text:span><text:span text:style-name="T1">Návrh rozsudku</text:span></text:p>
      <text:p text:style-name="P16">Z výše uvedených důvodů žalobce navrhuje, aby soud vydal následující rozsudek:</text:p>
      <text:list xml:id="list6943992483750518811" text:style-name="WWNum1">
        <text:list-item>
          <text:p text:style-name="P40">Rozhodnutí žalované ze dne 25. 9. 2015 o odmítnutí žádosti žalobce o informace ze dne 28. 8. 2015 se zrušuje.</text:p>
        </text:list-item>
        <text:list-item>
          <text:p text:style-name="P41">Žalované se nařizuje poskytnout žalobci informace v rozsahu jeho žádosti ze 28. 8. 2015, tedy: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text:soft-page-break/>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text:p>
        </text:list-item>
      </text:list>
      <text:p text:style-name="P31">a to do 15 dnů od právní moci rozsudku.</text:p>
      <text:list xml:id="list175923876238037" text:continue-numbering="true" text:style-name="WWNum1">
        <text:list-item>
          <text:p text:style-name="P32">Žalovaná je povinna zaplatit žalobci náhradu nákladů řízení, a to do 3 dnů od právní moci rozsudku, k rukám zástupce žalobce.</text:p>
        </text:list-item>
      </text:list>
      <text:p text:style-name="P15"/>
      <text:p text:style-name="P14"><text:span text:style-name="T17">In eventum</text:span><text:span text:style-name="T5">, pokud by soud došel k závěru, že v této věci dosud nebylo vydáno rozhodnutí ve smyslu § 65 s.ř.s., navrhuje žalobce vydání tohoto rozsudku:</text:span></text:p>
      <text:list xml:id="list5990484207955372412" text:style-name="WWNum2">
        <text:list-item>
          <text:p text:style-name="P33">Žalované se nařizuje vyřídit žádost žalobce o informace ze dne 28. 8. 2015, a to do 3 dnů od právní moci rozsudku.</text:p>
        </text:list-item>
        <text:list-item>
          <text:p text:style-name="P34">Žalovaná je povinna zaplatit žalobci náhradu nákladů řízení, a to do 3 dnů od právní moci rozsudku, k rukám zástupce žalobce. </text:p>
        </text:list-item>
      </text:list>
      <text:p text:style-name="P12"/>
      <text:p text:style-name="P13">Žalobce souhlasí s tím, aby soud věc projednal a rozhodl bez nařízení jednání.</text:p>
      <text:p text:style-name="P13"/>
      <text:p text:style-name="P13"/>
      <text:p text:style-name="P3">Adam Zábransk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cs" fo:country="CZ"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Formátovaný_20_v_20_HTML_20_Char" style:display-name="Formátovaný v HTML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15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22cm" fo:margin-left="0cm" fo:margin-right="0cm" fo:margin-top="1.32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7:50:00</meta:creation-date>
    <meta:initial-creator>Michal</meta:initial-creator>
    <dc:language>cs-CZ</dc:language>
    <dc:date>2017-03-08T17:59:16.442482991</dc:date>
    <meta:editing-cycles>10</meta:editing-cycles>
    <meta:editing-duration>PT3H17M14S</meta:editing-duration>
    <meta:generator>LibreOffice/5.2.6.1$Linux_X86_64 LibreOffice_project/20$Build-1</meta:generator>
    <dc:creator>Zabransky Adam</dc:creator>
    <meta:document-statistic meta:table-count="0" meta:image-count="0" meta:object-count="0" meta:page-count="5" meta:paragraph-count="38" meta:word-count="1216" meta:character-count="7747" meta:non-whitespace-character-count="6550"/>
    <meta:template xlink:type="simple" xlink:actuate="onRequest" xlink:title="Normal" xlink:href=""/>
  </office:meta>
</office:document-meta>
</file>